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text-properties style:font-name-complex="Calibri1"/>
    </style:style>
    <style:style style:name="P2" style:family="paragraph" style:parent-style-name="No_20_Spacing" style:master-page-name="Standard">
      <style:paragraph-properties style:page-number="auto"/>
      <style:text-properties style:font-name-complex="Calibri1"/>
    </style:style>
    <style:style style:name="P3" style:family="paragraph" style:parent-style-name="No_20_Spacing">
      <style:text-properties fo:background-color="#f7a19a" style:font-name-complex="Calibri1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adc5e7" loext:char-shading-value="0"/>
    </style:style>
    <style:style style:name="T4" style:family="text">
      <style:text-properties fo:background-color="#adc5e7" loext:char-shading-value="0"/>
    </style:style>
    <style:style style:name="T5" style:family="text">
      <style:text-properties fo:background-color="#f7a19a" loext:char-shading-value="0"/>
    </style:style>
    <style:style style:name="T6" style:family="text">
      <style:text-properties fo:background-color="#f7a19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sara@inspiron-5559:~/Desktop/network-offline4$ ./rdt_abp.o </text:p>
      <text:p text:style-name="P1">----- <text:s/>Alternating Bit Protocol -------- </text:p>
      <text:p text:style-name="P1"/>
      <text:p text:style-name="P1">number of messages to simulate: 20</text:p>
      <text:p text:style-name="P1">packet loss probability : 0.200000</text:p>
      <text:p text:style-name="P1">packet corruption probability : 0.300000</text:p>
      <text:p text:style-name="P1">average time between messages from sender's layer5 : 1000.000000</text:p>
      <text:p text:style-name="P1">TRACE: 4</text:p>
      <text:p text:style-name="P1"/>
      <text:p text:style-name="P1">EVENT time: 1870.573975, <text:s/>type: 1, fromlayer5 <text:s/>entity: 0</text:p>
      <text:p text:style-name="P1"><text:s text:c="12"/>TOLAYER3: packet being corrupted</text:p>
      <text:p text:style-name="P1">**** At 1870.573975 <text:span text:style-name="T1">in A_output() : Sending pkt0</text:span>: aaaaaaaaaaaaaaaaaaa ****</text:p>
      <text:p text:style-name="P1"/>
      <text:p text:style-name="P1">EVENT time: 1876.039062, <text:s/>type: 2, fromlayer3 <text:s/>entity: 1</text:p>
      <text:p text:style-name="P1">(in B_input) Checksum does not match. <text:span text:style-name="T1">Received packet is corrupt </text:span></text:p>
      <text:p text:style-name="P1"/>
      <text:p text:style-name="P1">EVENT time: 1878.220703, <text:s/>type: 2, fromlayer3 <text:s/>entity: 0</text:p>
      <text:p text:style-name="P1"><text:s text:c="2"/>(Sender) <text:span text:style-name="T1">(in A_input) NACK received.</text:span></text:p>
      <text:p text:style-name="P1"/>
      <text:p text:style-name="P1">EVENT time: 1890.573975, <text:s/>type: 0, timerinterrupt <text:s text:c="2"/>entity: 0</text:p>
      <text:p text:style-name="P1">(A_timerinterrupt) <text:span text:style-name="T2">Resending <text:s/>aaaaaaaaaaaaaaaaaaa </text:span></text:p>
      <text:p text:style-name="P1"><text:s text:c="12"/>TOLAYER3: packet being lost</text:p>
      <text:p text:style-name="P1"/>
      <text:p text:style-name="P1">EVENT time: 1910.573975, <text:s/>type: 0, timerinterrupt <text:s text:c="2"/>entity: 0</text:p>
      <text:p text:style-name="P1">(A_timerinterrupt) Resending <text:s/>aaaaaaaaaaaaaaaaaaa </text:p>
      <text:p text:style-name="P1"><text:s text:c="12"/>TOLAYER3: packet being lost</text:p>
      <text:p text:style-name="P1"/>
      <text:p text:style-name="P1">EVENT time: 1930.573975, <text:s/>type: 0, <text:span text:style-name="T1">timerinterrupt</text:span> <text:s text:c="2"/>entity: 0</text:p>
      <text:p text:style-name="P1">(A_timerinterrupt) <text:span text:style-name="T2">Resending <text:s/>aaaaaaaaaaaaaaaaaaa </text:span></text:p>
      <text:p text:style-name="P1"/>
      <text:p text:style-name="P1">EVENT time: 1939.818481, <text:s/>type: 2, fromlayer3 <text:s/>entity: 1</text:p>
      <text:p text:style-name="P1">**** At 1939.818481 <text:span text:style-name="T1">in B_input() : Correct pkt received. pkt0</text:span> aaaaaaaaaaaaaaaaaaa ****</text:p>
      <text:p text:style-name="P1"><text:s text:c="12"/>TOLAYER3: packet being lost</text:p>
      <text:p text:style-name="P1"/>
      <text:p text:style-name="P1">EVENT time: 1950.573975, <text:s/>type: 0, timerinterrupt <text:s text:c="2"/>entity: 0</text:p>
      <text:p text:style-name="P1">(A_timerinterrupt) <text:span text:style-name="T2">Resending <text:s/>aaaaaaaaaaaaaaaaaaa </text:span></text:p>
      <text:p text:style-name="P1"/>
      <text:p text:style-name="P1">EVENT time: 1952.052368, <text:s/>type: 2, fromlayer3 <text:s/>entity: 1</text:p>
      <text:p text:style-name="P1">**** At 1952.052368 <text:span text:style-name="T1">in B_input() : <text:s/>Duplicate Packet received. Resending ACK for pkt0</text:span> aaaaaaaaaaaaaaaaaaa ****</text:p>
      <text:p text:style-name="P1"/>
      <text:p text:style-name="P1">EVENT time: 1957.324585, <text:s/>type: 2, fromlayer3 <text:s/>entity: 0</text:p>
      <text:p text:style-name="P1">**** At 1957.324585 in A_input() :<text:span text:style-name="T1"> ACK received for pkt0</text:span>: <text:s/>****</text:p>
      <text:p text:style-name="P1"/>
      <text:p text:style-name="P1">EVENT time: 3512.483887, <text:s/>type: 1, fromlayer5 <text:s/>entity: 0</text:p>
      <text:p text:style-name="P1">**** At 3512.483887 <text:span text:style-name="T4">in A_output() : Sending pkt1: bbbbbbbbbbbbbbbbbbb</text:span> ****</text:p>
      <text:p text:style-name="P1"/>
      <text:p text:style-name="P1">EVENT time: 3518.513428, <text:s/>type: 2, fromlayer3 <text:s/>entity: 1</text:p>
      <text:p text:style-name="P1"><text:soft-page-break/>**** At 3518.513428 <text:span text:style-name="T1">i</text:span><text:span text:style-name="T4">n B_input() : Correct pkt received. pkt1 </text:span>bbbbbbbbbbbbbbbbbbb ****</text:p>
      <text:p text:style-name="P1"><text:s text:c="12"/>TOLAYER3: packet being lost</text:p>
      <text:p text:style-name="P1"/>
      <text:p text:style-name="P1">EVENT time: 3532.483887, <text:s/>type: 0, timerinterrupt <text:s text:c="2"/>entity: 0</text:p>
      <text:p text:style-name="P1">(A_timerinterrupt) <text:span text:style-name="T4">Resending <text:s/>bbbbbbbbbbbbbbbbbbb </text:span></text:p>
      <text:p text:style-name="P1"><text:s text:c="12"/>TOLAYER3: packet being corrupted</text:p>
      <text:p text:style-name="P1"/>
      <text:p text:style-name="P1">EVENT time: 3536.547607, <text:s/>type: 2, fromlayer3 <text:s/>entity: 1</text:p>
      <text:p text:style-name="P1">(in B_input) Checksum does not match. <text:span text:style-name="T1">Received packet is corrupt </text:span></text:p>
      <text:p text:style-name="P1"><text:s text:c="12"/>TOLAYER3: packet being corrupted</text:p>
      <text:p text:style-name="P1"/>
      <text:p text:style-name="P1">EVENT time: 3538.331543, <text:s/>type: 2, fromlayer3 <text:s/>entity: 0</text:p>
      <text:p text:style-name="P1"><text:s text:c="2"/>(Sender) (in A_input) Checksum does not match. <text:span text:style-name="T1">Received ACK is corrupt</text:span></text:p>
      <text:p text:style-name="P1"/>
      <text:p text:style-name="P1">EVENT time: 3552.483887, <text:s/>type: 0,<text:span text:style-name="T1"> timerinterrupt <text:s/></text:span><text:s/>entity: 0</text:p>
      <text:p text:style-name="P1">(A_timerinterrupt) <text:span text:style-name="T4">Resending <text:s/>bbbbbbbbbbbbbbbbbbb </text:span></text:p>
      <text:p text:style-name="P1"/>
      <text:p text:style-name="P1">EVENT time: 3556.642578, <text:s/>type: 2, fromlayer3 <text:s/>entity: 1</text:p>
      <text:p text:style-name="P1">**** At 3556.642578 in B_input() : <text:s/><text:span text:style-name="T1">Duplicate Packet received.</text:span> Resending ACK for pkt1 bbbbbbbbbbbbbbbbbbb ****</text:p>
      <text:p text:style-name="P1"><text:s text:c="12"/>TOLAYER3: packet being lost</text:p>
      <text:p text:style-name="P1"/>
      <text:p text:style-name="P1">EVENT time: 3572.483887, <text:s/>type: 0, t<text:span text:style-name="T1">imerinterrupt</text:span> <text:s text:c="2"/>entity: 0</text:p>
      <text:p text:style-name="P1">(A_timerinterrupt) <text:span text:style-name="T4">Resending <text:s/>bbbbbbbbbbbbbbbbbbb </text:span></text:p>
      <text:p text:style-name="P1"><text:s text:c="12"/>TOLAYER3: packet being corrupted</text:p>
      <text:p text:style-name="P1"/>
      <text:p text:style-name="P1">EVENT time: 3578.321777, <text:s/>type: 2, fromlayer3 <text:s/>entity: 1</text:p>
      <text:p text:style-name="P1">(in B_input) Checksum does not match. Received packet is corrupt </text:p>
      <text:p text:style-name="P1"/>
      <text:p text:style-name="P1">EVENT time: 3580.197021, <text:s/>type: 2, fromlayer3 <text:s/>entity: 0</text:p>
      <text:p text:style-name="P1">**** At 3580.197021 in A_input() : ACK received for pkt0: <text:s/>****</text:p>
      <text:p text:style-name="P1"/>
      <text:p text:style-name="P1">EVENT time: 4948.687500, <text:s/>type: 1, fromlayer5 <text:s/>entity: 0</text:p>
      <text:p text:style-name="P1">**** At 4948.687500 <text:span text:style-name="T6">in A_output() : Sending pkt0: ccccccccccccccccccc</text:span> ****</text:p>
      <text:p text:style-name="P1"/>
      <text:p text:style-name="P1">EVENT time: 4949.993652, <text:s/>type: 2, fromlayer3 <text:s/>entity: 1</text:p>
      <text:p text:style-name="P1">**** At 4949.993652 <text:span text:style-name="T6">in B_input() : Correct pkt received. pkt0 </text:span>ccccccccccccccccccc ****</text:p>
      <text:p text:style-name="P1"><text:s text:c="12"/>TOLAYER3: packet being corrupted</text:p>
      <text:p text:style-name="P1"/>
      <text:p text:style-name="P1">EVENT time: 4955.572266, <text:s/>type: 2, fromlayer3 <text:s/>entity: 0</text:p>
      <text:p text:style-name="P1"><text:s text:c="2"/>(Sender) (in A_input) Checksum does not match. Received ACK is corrupt</text:p>
      <text:p text:style-name="P1"/>
      <text:p text:style-name="P1">EVENT time: 4961.679688, <text:s/>type: 1, fromlayer5 <text:s/>entity: 0</text:p>
      <text:p text:style-name="P3">Packet dropped. Msg in transit</text:p>
      <text:p text:style-name="P1"/>
      <text:p text:style-name="P1">EVENT time: 4968.687500, <text:s/>type: 0, <text:span text:style-name="T6">timerinterrupt</text:span> <text:s text:c="2"/>entity: 0</text:p>
      <text:p text:style-name="P1">(A_timerinterrupt) <text:span text:style-name="T6">Resending <text:s/>ccccccccccccccccccc </text:span></text:p>
      <text:p text:style-name="P1"><text:s text:c="12"/>TOLAYER3: packet being corrupted</text:p>
      <text:p text:style-name="P1"><text:soft-page-break/></text:p>
      <text:p text:style-name="P1">EVENT time: 4970.443359, <text:s/>type: 2, fromlayer3 <text:s/>entity: 1</text:p>
      <text:p text:style-name="P1">(in B_input) Checksum does not match. Received packet is corrupt </text:p>
      <text:p text:style-name="P1"/>
      <text:p text:style-name="P1">EVENT time: 4973.321289, <text:s/>type: 2, fromlayer3 <text:s/>entity: 0</text:p>
      <text:p text:style-name="P1">**** At 4973.321289 in A_input() : <text:span text:style-name="T6">ACK received for pkt0</text:span>: <text:s/>****</text:p>
      <text:p text:style-name="P1"/>
      <text:p text:style-name="P1">EVENT time: 6690.848633, <text:s/>type: 1, fromlayer5 <text:s/>entity: 0</text:p>
      <text:p text:style-name="P1">**** At 6690.848633 in A_output() : Sending pkt1: eeeeeeeeeeeeeeeeeee ****</text:p>
      <text:p text:style-name="P1"/>
      <text:p text:style-name="P1">EVENT time: 6697.967285, <text:s/>type: 2, fromlayer3 <text:s/>entity: 1</text:p>
      <text:p text:style-name="P1">**** At 6697.967285 in B_input() : Correct pkt received. pkt1 eeeeeeeeeeeeeeeeeee ****</text:p>
      <text:p text:style-name="P1"/>
      <text:p text:style-name="P1">EVENT time: 6699.244629, <text:s/>type: 2, fromlayer3 <text:s/>entity: 0</text:p>
      <text:p text:style-name="P1">**** At 6699.244629 in A_input() : ACK received for pkt0: <text:s/>****</text:p>
      <text:p text:style-name="P1"/>
      <text:p text:style-name="P1">EVENT time: 8556.644531, <text:s/>type: 1, fromlayer5 <text:s/>entity: 0</text:p>
      <text:p text:style-name="P1"><text:s text:c="12"/>TOLAYER3: packet being corrupted</text:p>
      <text:p text:style-name="P1">**** At 8556.644531 in A_output() : Sending pkt0: fffffffffffffffffff ****</text:p>
      <text:p text:style-name="P1"/>
      <text:p text:style-name="P1">EVENT time: 8558.916992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8576.644531, <text:s/>type: 0, timerinterrupt <text:s text:c="2"/>entity: 0</text:p>
      <text:p text:style-name="P1">(A_timerinterrupt) Resending <text:s/>fffffffffffffffffff </text:p>
      <text:p text:style-name="P1"><text:s text:c="12"/>TOLAYER3: packet being corrupted</text:p>
      <text:p text:style-name="P1"/>
      <text:p text:style-name="P1">EVENT time: 8578.451172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8596.644531, <text:s/>type: 0, timerinterrupt <text:s text:c="2"/>entity: 0</text:p>
      <text:p text:style-name="P1">(A_timerinterrupt) Resending <text:s/>fffffffffffffffffff </text:p>
      <text:p text:style-name="P1"/>
      <text:p text:style-name="P1">EVENT time: 8599.661133, <text:s/>type: 2, fromlayer3 <text:s/>entity: 1</text:p>
      <text:p text:style-name="P1">**** At 8599.661133 in B_input() : Correct pkt received. pkt0 fffffffffffffffffff ****</text:p>
      <text:p text:style-name="P1"/>
      <text:p text:style-name="P1">EVENT time: 8604.415039, <text:s/>type: 2, fromlayer3 <text:s/>entity: 0</text:p>
      <text:p text:style-name="P1">**** At 8604.415039 in A_input() : ACK received for pkt0: <text:s/>****</text:p>
      <text:p text:style-name="P1"/>
      <text:p text:style-name="P1">EVENT time: 10421.403320, <text:s/>type: 1, fromlayer5 <text:s/>entity: 0</text:p>
      <text:p text:style-name="P1">**** At 10421.403320 in A_output() : Sending pkt1: ggggggggggggggggggg ****</text:p>
      <text:p text:style-name="P1"/>
      <text:p text:style-name="P1">EVENT time: 10427.387695, <text:s/>type: 2, fromlayer3 <text:s/>entity: 1</text:p>
      <text:p text:style-name="P1">**** At 10427.387695 in B_input() : Correct pkt received. pkt1 ggggggggggggggggggg ****</text:p>
      <text:p text:style-name="P1"><text:s text:c="12"/>TOLAYER3: packet being corrupted</text:p>
      <text:p text:style-name="P1"/>
      <text:p text:style-name="P1"><text:soft-page-break/>EVENT time: 10435.250000, <text:s/>type: 2, fromlayer3 <text:s/>entity: 0</text:p>
      <text:p text:style-name="P1"><text:s text:c="2"/>(Sender) (in A_input) Checksum does not match. Received ACK is corrupt</text:p>
      <text:p text:style-name="P1"/>
      <text:p text:style-name="P1">EVENT time: 10441.403320, <text:s/>type: 0, timerinterrupt <text:s text:c="2"/>entity: 0</text:p>
      <text:p text:style-name="P1">(A_timerinterrupt) Resending <text:s/>ggggggggggggggggggg </text:p>
      <text:p text:style-name="P1"><text:s text:c="12"/>TOLAYER3: packet being lost</text:p>
      <text:p text:style-name="P1"/>
      <text:p text:style-name="P1">EVENT time: 10461.403320, <text:s/>type: 0, timerinterrupt <text:s text:c="2"/>entity: 0</text:p>
      <text:p text:style-name="P1">(A_timerinterrupt) Resending <text:s/>ggggggggggggggggggg </text:p>
      <text:p text:style-name="P1"/>
      <text:p text:style-name="P1">EVENT time: 10469.361328, <text:s/>type: 2, fromlayer3 <text:s/>entity: 1</text:p>
      <text:p text:style-name="P1">**** At 10469.361328 in B_input() : <text:s/>Duplicate Packet received. Resending ACK for pkt1 ggggggggggggggggggg ****</text:p>
      <text:p text:style-name="P1"/>
      <text:p text:style-name="P1">EVENT time: 10473.753906, <text:s/>type: 2, fromlayer3 <text:s/>entity: 0</text:p>
      <text:p text:style-name="P1">**** At 10473.753906 in A_input() : ACK received for pkt0: <text:s/>****</text:p>
      <text:p text:style-name="P1"/>
      <text:p text:style-name="P1">EVENT time: 10750.820312, <text:s/>type: 1, fromlayer5 <text:s/>entity: 0</text:p>
      <text:p text:style-name="P1">**** At 10750.820312 in A_output() : Sending pkt0: hhhhhhhhhhhhhhhhhhh ****</text:p>
      <text:p text:style-name="P1"/>
      <text:p text:style-name="P1">EVENT time: 10760.667969, <text:s/>type: 2, fromlayer3 <text:s/>entity: 1</text:p>
      <text:p text:style-name="P1">**** At 10760.667969 in B_input() : Correct pkt received. pkt0 hhhhhhhhhhhhhhhhhhh ****</text:p>
      <text:p text:style-name="P1"/>
      <text:p text:style-name="P1">EVENT time: 10763.413086, <text:s/>type: 2, fromlayer3 <text:s/>entity: 0</text:p>
      <text:p text:style-name="P1">**** At 10763.413086 in A_input() : ACK received for pkt0: <text:s/>****</text:p>
      <text:p text:style-name="P1"/>
      <text:p text:style-name="P1">EVENT time: 11354.875000, <text:s/>type: 1, fromlayer5 <text:s/>entity: 0</text:p>
      <text:p text:style-name="P1">**** At 11354.875000 in A_output() : Sending pkt1: iiiiiiiiiiiiiiiiiii ****</text:p>
      <text:p text:style-name="P1"/>
      <text:p text:style-name="P1">EVENT time: 11361.490234, <text:s/>type: 2, fromlayer3 <text:s/>entity: 1</text:p>
      <text:p text:style-name="P1">**** At 11361.490234 in B_input() : Correct pkt received. pkt1 iiiiiiiiiiiiiiiiiii ****</text:p>
      <text:p text:style-name="P1"><text:s text:c="12"/>TOLAYER3: packet being lost</text:p>
      <text:p text:style-name="P1"/>
      <text:p text:style-name="P1">EVENT time: 11374.875000, <text:s/>type: 0, timerinterrupt <text:s text:c="2"/>entity: 0</text:p>
      <text:p text:style-name="P1">(A_timerinterrupt) Resending <text:s/>iiiiiiiiiiiiiiiiiii </text:p>
      <text:p text:style-name="P1"/>
      <text:p text:style-name="P1">EVENT time: 11383.906250, <text:s/>type: 2, fromlayer3 <text:s/>entity: 1</text:p>
      <text:p text:style-name="P1">**** At 11383.906250 in B_input() : <text:s/>Duplicate Packet received. Resending ACK for pkt1 iiiiiiiiiiiiiiiiiii ****</text:p>
      <text:p text:style-name="P1"><text:s text:c="12"/>TOLAYER3: packet being corrupted</text:p>
      <text:p text:style-name="P1"/>
      <text:p text:style-name="P1">EVENT time: 11385.419922, <text:s/>type: 2, fromlayer3 <text:s/>entity: 0</text:p>
      <text:p text:style-name="P1"><text:s text:c="2"/>(Sender) (in A_input) Checksum does not match. Received ACK is corrupt</text:p>
      <text:p text:style-name="P1"/>
      <text:p text:style-name="P1">EVENT time: 11394.875000, <text:s/>type: 0, timerinterrupt <text:s text:c="2"/>entity: 0</text:p>
      <text:p text:style-name="P1">(A_timerinterrupt) Resending <text:s/>iiiiiiiiiiiiiiiiiii </text:p>
      <text:p text:style-name="P1"><text:s text:c="12"/>TOLAYER3: packet being corrupted</text:p>
      <text:p text:style-name="P1"/>
      <text:p text:style-name="P1">EVENT time: 11395.972656, <text:s/>type: 2, fromlayer3 <text:s/>entity: 1</text:p>
      <text:p text:style-name="P1"><text:soft-page-break/>(in B_input) Checksum does not match. Received packet is corrupt </text:p>
      <text:p text:style-name="P1"/>
      <text:p text:style-name="P1">EVENT time: 11398.122070, <text:s/>type: 2, fromlayer3 <text:s/>entity: 0</text:p>
      <text:p text:style-name="P1">**** At 11398.122070 in A_input() : ACK received for pkt0: <text:s/>****</text:p>
      <text:p text:style-name="P1"/>
      <text:p text:style-name="P1">EVENT time: 12863.125977, <text:s/>type: 1, fromlayer5 <text:s/>entity: 0</text:p>
      <text:p text:style-name="P1"><text:s text:c="12"/>TOLAYER3: packet being lost</text:p>
      <text:p text:style-name="P1">**** At 12863.125977 in A_output() : Sending pkt0: jjjjjjjjjjjjjjjjjjj ****</text:p>
      <text:p text:style-name="P1"/>
      <text:p text:style-name="P1">EVENT time: 12883.125977, <text:s/>type: 0, timerinterrupt <text:s text:c="2"/>entity: 0</text:p>
      <text:p text:style-name="P1">(A_timerinterrupt) Resending <text:s/>jjjjjjjjjjjjjjjjjjj </text:p>
      <text:p text:style-name="P1"><text:s text:c="12"/>TOLAYER3: packet being lost</text:p>
      <text:p text:style-name="P1"/>
      <text:p text:style-name="P1">EVENT time: 12903.125977, <text:s/>type: 0, timerinterrupt <text:s text:c="2"/>entity: 0</text:p>
      <text:p text:style-name="P1">(A_timerinterrupt) Resending <text:s/>jjjjjjjjjjjjjjjjjjj </text:p>
      <text:p text:style-name="P1"><text:s text:c="12"/>TOLAYER3: packet being lost</text:p>
      <text:p text:style-name="P1"/>
      <text:p text:style-name="P1">EVENT time: 12923.125977, <text:s/>type: 0, timerinterrupt <text:s text:c="2"/>entity: 0</text:p>
      <text:p text:style-name="P1">(A_timerinterrupt) Resending <text:s/>jjjjjjjjjjjjjjjjjjj </text:p>
      <text:p text:style-name="P1"/>
      <text:p text:style-name="P1">EVENT time: 12928.373047, <text:s/>type: 2, fromlayer3 <text:s/>entity: 1</text:p>
      <text:p text:style-name="P1">**** At 12928.373047 in B_input() : Correct pkt received. pkt0 jjjjjjjjjjjjjjjjjjj ****</text:p>
      <text:p text:style-name="P1"><text:s text:c="12"/>TOLAYER3: packet being corrupted</text:p>
      <text:p text:style-name="P1"/>
      <text:p text:style-name="P1">EVENT time: 12937.31640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2943.125977, <text:s/>type: 0, timerinterrupt <text:s text:c="2"/>entity: 0</text:p>
      <text:p text:style-name="P1">(A_timerinterrupt) Resending <text:s/>jjjjjjjjjjjjjjjjjjj </text:p>
      <text:p text:style-name="P1"><text:s text:c="12"/>TOLAYER3: packet being corrupted</text:p>
      <text:p text:style-name="P1"/>
      <text:p text:style-name="P1">EVENT time: 12952.448242, <text:s/>type: 2, fromlayer3 <text:s/>entity: 1</text:p>
      <text:p text:style-name="P1">(in B_input) Checksum does not match. Received packet is corrupt </text:p>
      <text:p text:style-name="P1"><text:s text:c="12"/>TOLAYER3: packet being corrupted</text:p>
      <text:p text:style-name="P1"/>
      <text:p text:style-name="P1">EVENT time: 12955.44433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2963.125977, <text:s/>type: 0, timerinterrupt <text:s text:c="2"/>entity: 0</text:p>
      <text:p text:style-name="P1">(A_timerinterrupt) Resending <text:s/>jjjjjjjjjjjjjjjjjjj </text:p>
      <text:p text:style-name="P1"><text:s text:c="12"/>TOLAYER3: packet being corrupted</text:p>
      <text:p text:style-name="P1"/>
      <text:p text:style-name="P1">EVENT time: 12964.275391, <text:s/>type: 2, fromlayer3 <text:s/>entity: 1</text:p>
      <text:p text:style-name="P1">(in B_input) Checksum does not match. Received packet is corrupt </text:p>
      <text:p text:style-name="P1"/>
      <text:p text:style-name="P1">EVENT time: 12971.843750, <text:s/>type: 2, fromlayer3 <text:s/>entity: 0</text:p>
      <text:p text:style-name="P1">**** At 12971.843750 in A_input() : ACK received for pkt0: <text:s/>****</text:p>
      <text:p text:style-name="P1"/>
      <text:p text:style-name="P1">EVENT time: 14147.789062, <text:s/>type: 1, fromlayer5 <text:s/>entity: 0</text:p>
      <text:p text:style-name="P1">**** At 14147.789062 in A_output() : Sending pkt1: kkkkkkkkkkkkkkkkkkk ****</text:p>
      <text:p text:style-name="P1"><text:soft-page-break/></text:p>
      <text:p text:style-name="P1">EVENT time: 14155.735352, <text:s/>type: 2, fromlayer3 <text:s/>entity: 1</text:p>
      <text:p text:style-name="P1">**** At 14155.735352 in B_input() : Correct pkt received. pkt1 kkkkkkkkkkkkkkkkkkk ****</text:p>
      <text:p text:style-name="P1"/>
      <text:p text:style-name="P1">EVENT time: 14160.461914, <text:s/>type: 2, fromlayer3 <text:s/>entity: 0</text:p>
      <text:p text:style-name="P1">**** At 14160.461914 in A_input() : ACK received for pkt0: <text:s/>****</text:p>
      <text:p text:style-name="P1"/>
      <text:p text:style-name="P1">EVENT time: 14934.108398, <text:s/>type: 1, fromlayer5 <text:s/>entity: 0</text:p>
      <text:p text:style-name="P1">**** At 14934.108398 in A_output() : Sending pkt0: lllllllllllllllllll ****</text:p>
      <text:p text:style-name="P1"/>
      <text:p text:style-name="P1">EVENT time: 14939.790039, <text:s/>type: 2, fromlayer3 <text:s/>entity: 1</text:p>
      <text:p text:style-name="P1">**** At 14939.790039 in B_input() : Correct pkt received. pkt0 lllllllllllllllllll ****</text:p>
      <text:p text:style-name="P1"><text:s text:c="12"/>TOLAYER3: packet being corrupted</text:p>
      <text:p text:style-name="P1"/>
      <text:p text:style-name="P1">EVENT time: 14944.729492, <text:s/>type: 2, fromlayer3 <text:s/>entity: 0</text:p>
      <text:p text:style-name="P1"><text:s text:c="2"/>(Sender) (in A_input) Checksum does not match. Received ACK is corrupt</text:p>
      <text:p text:style-name="P1"/>
      <text:p text:style-name="P1">EVENT time: 14954.108398, <text:s/>type: 0, timerinterrupt <text:s text:c="2"/>entity: 0</text:p>
      <text:p text:style-name="P1">(A_timerinterrupt) Resending <text:s/>lllllllllllllllllll </text:p>
      <text:p text:style-name="P1"><text:s text:c="12"/>TOLAYER3: packet being corrupted</text:p>
      <text:p text:style-name="P1"/>
      <text:p text:style-name="P1">EVENT time: 14960.876953, <text:s/>type: 2, fromlayer3 <text:s/>entity: 1</text:p>
      <text:p text:style-name="P1">(in B_input) Checksum does not match. Received packet is corrupt </text:p>
      <text:p text:style-name="P1"/>
      <text:p text:style-name="P1">EVENT time: 14964.594727, <text:s/>type: 2, fromlayer3 <text:s/>entity: 0</text:p>
      <text:p text:style-name="P1">**** At 14964.594727 in A_input() : ACK received for pkt0: <text:s/>****</text:p>
      <text:p text:style-name="P1"/>
      <text:p text:style-name="P1">EVENT time: 16740.972656, <text:s/>type: 1, fromlayer5 <text:s/>entity: 0</text:p>
      <text:p text:style-name="P1">**** At 16740.972656 in A_output() : Sending pkt1: mmmmmmmmmmmmmmmmmmm ****</text:p>
      <text:p text:style-name="P1"/>
      <text:p text:style-name="P1">EVENT time: 16747.658203, <text:s/>type: 2, fromlayer3 <text:s/>entity: 1</text:p>
      <text:p text:style-name="P1">**** At 16747.658203 in B_input() : Correct pkt received. pkt1 mmmmmmmmmmmmmmmmmmm ****</text:p>
      <text:p text:style-name="P1"><text:s text:c="12"/>TOLAYER3: packet being corrupted</text:p>
      <text:p text:style-name="P1"/>
      <text:p text:style-name="P1">EVENT time: 16753.369141, <text:s/>type: 2, fromlayer3 <text:s/>entity: 0</text:p>
      <text:p text:style-name="P1"><text:s text:c="2"/>(Sender) (in A_input) Checksum does not match. Received ACK is corrupt</text:p>
      <text:p text:style-name="P1"/>
      <text:p text:style-name="P1">EVENT time: 16760.972656, <text:s/>type: 0, timerinterrupt <text:s text:c="2"/>entity: 0</text:p>
      <text:p text:style-name="P1">(A_timerinterrupt) Resending <text:s/>mmmmmmmmmmmmmmmmmmm </text:p>
      <text:p text:style-name="P1"/>
      <text:p text:style-name="P1">EVENT time: 16767.773438, <text:s/>type: 2, fromlayer3 <text:s/>entity: 1</text:p>
      <text:p text:style-name="P1">**** At 16767.773438 in B_input() : <text:s/>Duplicate Packet received. Resending ACK for pkt1 mmmmmmmmmmmmmmmmmmm ****</text:p>
      <text:p text:style-name="P1"><text:s text:c="12"/>TOLAYER3: packet being lost</text:p>
      <text:p text:style-name="P1"/>
      <text:p text:style-name="P1">EVENT time: 16780.972656, <text:s/>type: 0, timerinterrupt <text:s text:c="2"/>entity: 0</text:p>
      <text:p text:style-name="P1">(A_timerinterrupt) Resending <text:s/>mmmmmmmmmmmmmmmmmmm </text:p>
      <text:p text:style-name="P1"><text:soft-page-break/><text:s text:c="12"/>TOLAYER3: packet being lost</text:p>
      <text:p text:style-name="P1"/>
      <text:p text:style-name="P1">EVENT time: 16800.972656, <text:s/>type: 0, timerinterrupt <text:s text:c="2"/>entity: 0</text:p>
      <text:p text:style-name="P1">(A_timerinterrupt) Resending <text:s/>mmmmmmmmmmmmmmmmmmm </text:p>
      <text:p text:style-name="P1"/>
      <text:p text:style-name="P1">EVENT time: 16807.478516, <text:s/>type: 2, fromlayer3 <text:s/>entity: 1</text:p>
      <text:p text:style-name="P1">**** At 16807.478516 in B_input() : <text:s/>Duplicate Packet received. Resending ACK for pkt1 mmmmmmmmmmmmmmmmmmm ****</text:p>
      <text:p text:style-name="P1"><text:s text:c="12"/>TOLAYER3: packet being corrupted</text:p>
      <text:p text:style-name="P1"/>
      <text:p text:style-name="P1">EVENT time: 16808.88476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6820.972656, <text:s/>type: 0, timerinterrupt <text:s text:c="2"/>entity: 0</text:p>
      <text:p text:style-name="P1">(A_timerinterrupt) Resending <text:s/>mmmmmmmmmmmmmmmmmmm </text:p>
      <text:p text:style-name="P1"><text:s text:c="12"/>TOLAYER3: packet being lost</text:p>
      <text:p text:style-name="P1"/>
      <text:p text:style-name="P1">EVENT time: 16840.972656, <text:s/>type: 0, timerinterrupt <text:s text:c="2"/>entity: 0</text:p>
      <text:p text:style-name="P1">(A_timerinterrupt) Resending <text:s/>mmmmmmmmmmmmmmmmmmm </text:p>
      <text:p text:style-name="P1"><text:s text:c="12"/>TOLAYER3: packet being corrupted</text:p>
      <text:p text:style-name="P1"/>
      <text:p text:style-name="P1">EVENT time: 16850.687500, <text:s/>type: 2, fromlayer3 <text:s/>entity: 1</text:p>
      <text:p text:style-name="P1">(in B_input) Checksum does not match. Received packet is corrupt </text:p>
      <text:p text:style-name="P1"/>
      <text:p text:style-name="P1">EVENT time: 16853.703125, <text:s/>type: 2, fromlayer3 <text:s/>entity: 0</text:p>
      <text:p text:style-name="P1">**** At 16853.703125 in A_input() : ACK received for pkt0: <text:s/>****</text:p>
      <text:p text:style-name="P1"/>
      <text:p text:style-name="P1">EVENT time: 18563.248047, <text:s/>type: 1, fromlayer5 <text:s/>entity: 0</text:p>
      <text:p text:style-name="P1"><text:s text:c="12"/>TOLAYER3: packet being corrupted</text:p>
      <text:p text:style-name="P1">**** At 18563.248047 in A_output() : Sending pkt0: nnnnnnnnnnnnnnnnnnn ****</text:p>
      <text:p text:style-name="P1"/>
      <text:p text:style-name="P1">EVENT time: 18570.433594, <text:s/>type: 2, fromlayer3 <text:s/>entity: 1</text:p>
      <text:p text:style-name="P1">(in B_input) Checksum does not match. Received packet is corrupt </text:p>
      <text:p text:style-name="P1"/>
      <text:p text:style-name="P1">EVENT time: 18572.296875, <text:s/>type: 2, fromlayer3 <text:s/>entity: 0</text:p>
      <text:p text:style-name="P1"><text:s text:c="2"/>(Sender) (in A_input) NACK received.</text:p>
      <text:p text:style-name="P1"/>
      <text:p text:style-name="P1">EVENT time: 18583.248047, <text:s/>type: 0, timerinterrupt <text:s text:c="2"/>entity: 0</text:p>
      <text:p text:style-name="P1">(A_timerinterrupt) Resending <text:s/>nnnnnnnnnnnnnnnnnnn </text:p>
      <text:p text:style-name="P1"/>
      <text:p text:style-name="P1">EVENT time: 18587.373047, <text:s/>type: 2, fromlayer3 <text:s/>entity: 1</text:p>
      <text:p text:style-name="P1">**** At 18587.373047 in B_input() : Correct pkt received. pkt0 nnnnnnnnnnnnnnnnnnn ****</text:p>
      <text:p text:style-name="P1"/>
      <text:p text:style-name="P1">EVENT time: 18597.298828, <text:s/>type: 2, fromlayer3 <text:s/>entity: 0</text:p>
      <text:p text:style-name="P1">**** At 18597.298828 in A_input() : ACK received for pkt0: <text:s/>****</text:p>
      <text:p text:style-name="P1"/>
      <text:p text:style-name="P1">EVENT time: 19077.343750, <text:s/>type: 1, fromlayer5 <text:s/>entity: 0</text:p>
      <text:p text:style-name="P1"><text:s text:c="12"/>TOLAYER3: packet being lost</text:p>
      <text:p text:style-name="P1">**** At 19077.343750 in A_output() : Sending pkt1: ooooooooooooooooooo ****</text:p>
      <text:p text:style-name="P1"><text:soft-page-break/></text:p>
      <text:p text:style-name="P1">EVENT time: 19097.343750, <text:s/>type: 0, timerinterrupt <text:s text:c="2"/>entity: 0</text:p>
      <text:p text:style-name="P1">(A_timerinterrupt) Resending <text:s/>ooooooooooooooooooo </text:p>
      <text:p text:style-name="P1"><text:s text:c="12"/>TOLAYER3: packet being lost</text:p>
      <text:p text:style-name="P1"/>
      <text:p text:style-name="P1">EVENT time: 19117.343750, <text:s/>type: 0, timerinterrupt <text:s text:c="2"/>entity: 0</text:p>
      <text:p text:style-name="P1">(A_timerinterrupt) Resending <text:s/>ooooooooooooooooooo </text:p>
      <text:p text:style-name="P1"><text:s text:c="12"/>TOLAYER3: packet being lost</text:p>
      <text:p text:style-name="P1"/>
      <text:p text:style-name="P1">EVENT time: 19137.343750, <text:s/>type: 0, timerinterrupt <text:s text:c="2"/>entity: 0</text:p>
      <text:p text:style-name="P1">(A_timerinterrupt) Resending <text:s/>ooooooooooooooooooo </text:p>
      <text:p text:style-name="P1"><text:s text:c="12"/>TOLAYER3: packet being corrupted</text:p>
      <text:p text:style-name="P1"/>
      <text:p text:style-name="P1">EVENT time: 19141.775391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19157.343750, <text:s/>type: 0, timerinterrupt <text:s text:c="2"/>entity: 0</text:p>
      <text:p text:style-name="P1">(A_timerinterrupt) Resending <text:s/>ooooooooooooooooooo </text:p>
      <text:p text:style-name="P1"><text:s text:c="12"/>TOLAYER3: packet being lost</text:p>
      <text:p text:style-name="P1"/>
      <text:p text:style-name="P1">EVENT time: 19177.343750, <text:s/>type: 0, timerinterrupt <text:s text:c="2"/>entity: 0</text:p>
      <text:p text:style-name="P1">(A_timerinterrupt) Resending <text:s/>ooooooooooooooooooo </text:p>
      <text:p text:style-name="P1"><text:s text:c="12"/>TOLAYER3: packet being corrupted</text:p>
      <text:p text:style-name="P1"/>
      <text:p text:style-name="P1">EVENT time: 19178.880859, <text:s/>type: 2, fromlayer3 <text:s/>entity: 1</text:p>
      <text:p text:style-name="P1">(in B_input) Checksum does not match. Received packet is corrupt </text:p>
      <text:p text:style-name="P1"><text:s text:c="12"/>TOLAYER3: packet being corrupted</text:p>
      <text:p text:style-name="P1"/>
      <text:p text:style-name="P1">EVENT time: 19184.562500, <text:s/>type: 2, fromlayer3 <text:s/>entity: 0</text:p>
      <text:p text:style-name="P1"><text:s text:c="2"/>(Sender) (in A_input) Checksum does not match. Received ACK is corrupt</text:p>
      <text:p text:style-name="P1"/>
      <text:p text:style-name="P1">EVENT time: 19197.343750, <text:s/>type: 0, timerinterrupt <text:s text:c="2"/>entity: 0</text:p>
      <text:p text:style-name="P1">(A_timerinterrupt) Resending <text:s/>ooooooooooooooooooo </text:p>
      <text:p text:style-name="P1"><text:s text:c="12"/>TOLAYER3: packet being lost</text:p>
      <text:p text:style-name="P1"/>
      <text:p text:style-name="P1">EVENT time: 19217.343750, <text:s/>type: 0, timerinterrupt <text:s text:c="2"/>entity: 0</text:p>
      <text:p text:style-name="P1">(A_timerinterrupt) Resending <text:s/>ooooooooooooooooooo </text:p>
      <text:p text:style-name="P1"><text:s text:c="12"/>TOLAYER3: packet being corrupted</text:p>
      <text:p text:style-name="P1"/>
      <text:p text:style-name="P1">EVENT time: 19219.191406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19237.343750, <text:s/>type: 0, timerinterrupt <text:s text:c="2"/>entity: 0</text:p>
      <text:p text:style-name="P1">(A_timerinterrupt) Resending <text:s/>ooooooooooooooooooo </text:p>
      <text:p text:style-name="P1"/>
      <text:p text:style-name="P1">EVENT time: 19246.056641, <text:s/>type: 2, fromlayer3 <text:s/>entity: 1</text:p>
      <text:p text:style-name="P1">**** At 19246.056641 in B_input() : Correct pkt received. pkt1 ooooooooooooooooooo ****</text:p>
      <text:p text:style-name="P1"><text:soft-page-break/></text:p>
      <text:p text:style-name="P1">EVENT time: 19248.183594, <text:s/>type: 2, fromlayer3 <text:s/>entity: 0</text:p>
      <text:p text:style-name="P1">**** At 19248.183594 in A_input() : ACK received for pkt0: <text:s/>****</text:p>
      <text:p text:style-name="P1"/>
      <text:p text:style-name="P1">EVENT time: 20009.070312, <text:s/>type: 1, fromlayer5 <text:s/>entity: 0</text:p>
      <text:p text:style-name="P1"><text:s text:c="12"/>TOLAYER3: packet being corrupted</text:p>
      <text:p text:style-name="P1">**** At 20009.070312 in A_output() : Sending pkt0: ppppppppppppppppppp ****</text:p>
      <text:p text:style-name="P1"/>
      <text:p text:style-name="P1">EVENT time: 20016.244141, <text:s/>type: 2, fromlayer3 <text:s/>entity: 1</text:p>
      <text:p text:style-name="P1">(in B_input) Checksum does not match. Received packet is corrupt </text:p>
      <text:p text:style-name="P1"/>
      <text:p text:style-name="P1">EVENT time: 20022.039062, <text:s/>type: 2, fromlayer3 <text:s/>entity: 0</text:p>
      <text:p text:style-name="P1"><text:s text:c="2"/>(Sender) (in A_input) NACK received.</text:p>
      <text:p text:style-name="P1"/>
      <text:p text:style-name="P1">EVENT time: 20029.070312, <text:s/>type: 0, timerinterrupt <text:s text:c="2"/>entity: 0</text:p>
      <text:p text:style-name="P1">(A_timerinterrupt) Resending <text:s/>ppppppppppppppppppp </text:p>
      <text:p text:style-name="P1"/>
      <text:p text:style-name="P1">EVENT time: 20035.689453, <text:s/>type: 2, fromlayer3 <text:s/>entity: 1</text:p>
      <text:p text:style-name="P1">**** At 20035.689453 in B_input() : Correct pkt received. pkt0 ppppppppppppppppppp ****</text:p>
      <text:p text:style-name="P1"><text:s text:c="12"/>TOLAYER3: packet being corrupted</text:p>
      <text:p text:style-name="P1"/>
      <text:p text:style-name="P1">EVENT time: 20042.845703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049.070312, <text:s/>type: 0, timerinterrupt <text:s text:c="2"/>entity: 0</text:p>
      <text:p text:style-name="P1">(A_timerinterrupt) Resending <text:s/>ppppppppppppppppppp </text:p>
      <text:p text:style-name="P1"/>
      <text:p text:style-name="P1">EVENT time: 20056.789062, <text:s/>type: 2, fromlayer3 <text:s/>entity: 1</text:p>
      <text:p text:style-name="P1">**** At 20056.789062 in B_input() : <text:s/>Duplicate Packet received. Resending ACK for pkt0 ppppppppppppppppppp ****</text:p>
      <text:p text:style-name="P1"/>
      <text:p text:style-name="P1">EVENT time: 20064.921875, <text:s/>type: 2, fromlayer3 <text:s/>entity: 0</text:p>
      <text:p text:style-name="P1">**** At 20064.921875 in A_input() : ACK received for pkt0: <text:s/>****</text:p>
      <text:p text:style-name="P1"/>
      <text:p text:style-name="P1">EVENT time: 20219.716797, <text:s/>type: 1, fromlayer5 <text:s/>entity: 0</text:p>
      <text:p text:style-name="P1">**** At 20219.716797 in A_output() : Sending pkt1: qqqqqqqqqqqqqqqqqqq ****</text:p>
      <text:p text:style-name="P1"/>
      <text:p text:style-name="P1">EVENT time: 20225.462891, <text:s/>type: 2, fromlayer3 <text:s/>entity: 1</text:p>
      <text:p text:style-name="P1">**** At 20225.462891 in B_input() : Correct pkt received. pkt1 qqqqqqqqqqqqqqqqqqq ****</text:p>
      <text:p text:style-name="P1"><text:s text:c="12"/>TOLAYER3: packet being corrupted</text:p>
      <text:p text:style-name="P1"/>
      <text:p text:style-name="P1">EVENT time: 20229.921875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239.716797, <text:s/>type: 0, timerinterrupt <text:s text:c="2"/>entity: 0</text:p>
      <text:p text:style-name="P1">(A_timerinterrupt) Resending <text:s/>qqqqqqqqqqqqqqqqqqq </text:p>
      <text:p text:style-name="P1"/>
      <text:p text:style-name="P1">EVENT time: 20246.378906, <text:s/>type: 2, fromlayer3 <text:s/>entity: 1</text:p>
      <text:p text:style-name="P1"><text:soft-page-break/>**** At 20246.378906 in B_input() : <text:s/>Duplicate Packet received. Resending ACK for pkt1 qqqqqqqqqqqqqqqqqqq ****</text:p>
      <text:p text:style-name="P1"><text:s text:c="12"/>TOLAYER3: packet being lost</text:p>
      <text:p text:style-name="P1"/>
      <text:p text:style-name="P1">EVENT time: 20259.716797, <text:s/>type: 0, timerinterrupt <text:s text:c="2"/>entity: 0</text:p>
      <text:p text:style-name="P1">(A_timerinterrupt) Resending <text:s/>qqqqqqqqqqqqqqqqqqq </text:p>
      <text:p text:style-name="P1"/>
      <text:p text:style-name="P1">EVENT time: 20261.757812, <text:s/>type: 2, fromlayer3 <text:s/>entity: 1</text:p>
      <text:p text:style-name="P1">**** At 20261.757812 in B_input() : <text:s/>Duplicate Packet received. Resending ACK for pkt1 qqqqqqqqqqqqqqqqqqq ****</text:p>
      <text:p text:style-name="P1"/>
      <text:p text:style-name="P1">EVENT time: 20268.595703, <text:s/>type: 2, fromlayer3 <text:s/>entity: 0</text:p>
      <text:p text:style-name="P1">**** At 20268.595703 in A_input() : ACK received for pkt0: <text:s/>****</text:p>
      <text:p text:style-name="P1"/>
      <text:p text:style-name="P1">EVENT time: 20965.769531, <text:s/>type: 1, fromlayer5 <text:s/>entity: 0</text:p>
      <text:p text:style-name="P1">**** At 20965.769531 in A_output() : Sending pkt0: rrrrrrrrrrrrrrrrrrr ****</text:p>
      <text:p text:style-name="P1"/>
      <text:p text:style-name="P1">EVENT time: 20971.187500, <text:s/>type: 2, fromlayer3 <text:s/>entity: 1</text:p>
      <text:p text:style-name="P1">**** At 20971.187500 in B_input() : Correct pkt received. pkt0 rrrrrrrrrrrrrrrrrrr ****</text:p>
      <text:p text:style-name="P1"><text:s text:c="12"/>TOLAYER3: packet being corrupted</text:p>
      <text:p text:style-name="P1"/>
      <text:p text:style-name="P1">EVENT time: 20978.642578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985.769531, <text:s/>type: 0, timerinterrupt <text:s text:c="2"/>entity: 0</text:p>
      <text:p text:style-name="P1">(A_timerinterrupt) Resending <text:s/>rrrrrrrrrrrrrrrrrrr </text:p>
      <text:p text:style-name="P1"/>
      <text:p text:style-name="P1">EVENT time: 20995.505859, <text:s/>type: 2, fromlayer3 <text:s/>entity: 1</text:p>
      <text:p text:style-name="P1">**** At 20995.505859 in B_input() : <text:s/>Duplicate Packet received. Resending ACK for pkt0 rrrrrrrrrrrrrrrrrrr ****</text:p>
      <text:p text:style-name="P1"/>
      <text:p text:style-name="P1">EVENT time: 21000.855469, <text:s/>type: 2, fromlayer3 <text:s/>entity: 0</text:p>
      <text:p text:style-name="P1">**** At 21000.855469 in A_input() : ACK received for pkt0: <text:s/>****</text:p>
      <text:p text:style-name="P1"/>
      <text:p text:style-name="P1">EVENT time: 22332.048828, <text:s/>type: 1, fromlayer5 <text:s/>entity: 0</text:p>
      <text:p text:style-name="P1"><text:s text:c="12"/>TOLAYER3: packet being lost</text:p>
      <text:p text:style-name="P1">**** At 22332.048828 in A_output() : Sending pkt1: sssssssssssssssssss ****</text:p>
      <text:p text:style-name="P1"/>
      <text:p text:style-name="P1">EVENT time: 22352.048828, <text:s/>type: 0, timerinterrupt <text:s text:c="2"/>entity: 0</text:p>
      <text:p text:style-name="P1">(A_timerinterrupt) Resending <text:s/>sssssssssssssssssss </text:p>
      <text:p text:style-name="P1"/>
      <text:p text:style-name="P1">EVENT time: 22356.822266, <text:s/>type: 2, fromlayer3 <text:s/>entity: 1</text:p>
      <text:p text:style-name="P1">**** At 22356.822266 in B_input() : Correct pkt received. pkt1 sssssssssssssssssss ****</text:p>
      <text:p text:style-name="P1"/>
      <text:p text:style-name="P1">EVENT time: 22360.324219, <text:s/>type: 2, fromlayer3 <text:s/>entity: 0</text:p>
      <text:p text:style-name="P1">**** At 22360.324219 in A_input() : ACK received for pkt0: <text:s/>****</text:p>
      <text:p text:style-name="P1"/>
      <text:p text:style-name="P1">EVENT time: 22433.802734, <text:s/>type: 1, fromlayer5 <text:s/>entity: 0</text:p>
      <text:p text:style-name="P1"><text:s text:c="12"/>TOLAYER3: packet being corrupted</text:p>
      <text:p text:style-name="P1"><text:soft-page-break/>**** At 22433.802734 in A_output() : Sending pkt0: ttttttttttttttttttt ****</text:p>
      <text:p text:style-name="P1"/>
      <text:p text:style-name="P1">EVENT time: 22436.982422, <text:s/>type: 2, fromlayer3 <text:s/>entity: 1</text:p>
      <text:p text:style-name="P1">(in B_input) Checksum does not match. Received packet is corrupt </text:p>
      <text:p text:style-name="P1"/>
      <text:p text:style-name="P1">EVENT time: 22444.955078, <text:s/>type: 2, fromlayer3 <text:s/>entity: 0</text:p>
      <text:p text:style-name="P1"><text:s text:c="2"/>(Sender) (in A_input) NACK received.</text:p>
      <text:p text:style-name="P1"/>
      <text:p text:style-name="P1">EVENT time: 22453.802734, <text:s/>type: 0, timerinterrupt <text:s text:c="2"/>entity: 0</text:p>
      <text:p text:style-name="P1">(A_timerinterrupt) Resending <text:s/>ttttttttttttttttttt </text:p>
      <text:p text:style-name="P1"><text:s text:c="12"/>TOLAYER3: packet being lost</text:p>
      <text:p text:style-name="P1"/>
      <text:p text:style-name="P1">EVENT time: 22473.802734, <text:s/>type: 0, timerinterrupt <text:s text:c="2"/>entity: 0</text:p>
      <text:p text:style-name="P1">(A_timerinterrupt) Resending <text:s/>ttttttttttttttttttt </text:p>
      <text:p text:style-name="P1"><text:s text:c="12"/>TOLAYER3: packet being corrupted</text:p>
      <text:p text:style-name="P1"/>
      <text:p text:style-name="P1">EVENT time: 22476.263672, <text:s/>type: 2, fromlayer3 <text:s/>entity: 1</text:p>
      <text:p text:style-name="P1">(in B_input) Checksum does not match. Received packet is corrupt </text:p>
      <text:p text:style-name="P1"/>
      <text:p text:style-name="P1">EVENT time: 22479.392578, <text:s/>type: 2, fromlayer3 <text:s/>entity: 0</text:p>
      <text:p text:style-name="P1"><text:s text:c="2"/>(Sender) (in A_input) NACK received.</text:p>
      <text:p text:style-name="P1"/>
      <text:p text:style-name="P1">EVENT time: 22493.802734, <text:s/>type: 0, timerinterrupt <text:s text:c="2"/>entity: 0</text:p>
      <text:p text:style-name="P1">(A_timerinterrupt) Resending <text:s/>ttttttttttttttttttt </text:p>
      <text:p text:style-name="P1"><text:s text:c="12"/>TOLAYER3: packet being corrupted</text:p>
      <text:p text:style-name="P1"/>
      <text:p text:style-name="P1">EVENT time: 22499.720703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22513.802734, <text:s/>type: 0, timerinterrupt <text:s text:c="2"/>entity: 0</text:p>
      <text:p text:style-name="P1">(A_timerinterrupt) Resending <text:s/>ttttttttttttttttttt </text:p>
      <text:p text:style-name="P1"><text:s text:c="12"/>TOLAYER3: packet being corrupted</text:p>
      <text:p text:style-name="P1"/>
      <text:p text:style-name="P1">EVENT time: 22515.841797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22533.802734, <text:s/>type: 0, timerinterrupt <text:s text:c="2"/>entity: 0</text:p>
      <text:p text:style-name="P1">(A_timerinterrupt) Resending <text:s/>ttttttttttttttttttt </text:p>
      <text:p text:style-name="P1"/>
      <text:p text:style-name="P1">EVENT time: 22541.406250, <text:s/>type: 2, fromlayer3 <text:s/>entity: 1</text:p>
      <text:p text:style-name="P1">**** At 22541.406250 in B_input() : Correct pkt received. pkt0 ttttttttttttttttttt ****</text:p>
      <text:p text:style-name="P1"/>
      <text:p text:style-name="P1">EVENT time: 22542.511719, <text:s/>type: 2, fromlayer3 <text:s/>entity: 0</text:p>
      <text:p text:style-name="P1">**** At 22542.511719 in A_input() : ACK received for pkt0: <text:s/>****</text:p>
      <text:p text:style-name="P1"/>
      <text:p text:style-name="P1"><text:s/>Simulator terminated at time 22542.511719</text:p>
      <text:p text:style-name="P1"><text:s/>after sending 20 msgs from layer5</text:p>
      <text:p text:style-name="P1"/>
      <text:p text:style-name="P1"><text:soft-page-break/>A_ackReceived_count = 19</text:p>
      <text:p text:style-name="P1">A_dropped_count = 1</text:p>
      <text:p text:style-name="P1">A_corruptReceived_count = 13</text:p>
      <text:p text:style-name="P1">A_timeoutOccurred_count = 45</text:p>
      <text:p text:style-name="P1">A_nackReceived_count = 5</text:p>
      <text:p text:style-name="P1">B_correctlyReceived_count = 19</text:p>
      <text:p text:style-name="P1">B_corruptReceived_count = 20</text:p>
      <text:p text:style-name="P1">B_duplicateReceived_count = 10</text:p>
      <text:p text:style-name="P1">afsara@inspiron-5559:~/Desktop/network-offline4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htiaq Niloy</meta:initial-creator>
    <meta:editing-cycles>7</meta:editing-cycles>
    <meta:creation-date>2019-01-26T13:32:00</meta:creation-date>
    <dc:date>2019-01-27T04:48:40.436468184</dc:date>
    <meta:editing-duration>PT21M6S</meta:editing-duration>
    <meta:generator>LibreOffice/6.0.7.3$Linux_X86_64 LibreOffice_project/00m0$Build-3</meta:generator>
    <meta:document-statistic meta:table-count="0" meta:image-count="0" meta:object-count="0" meta:page-count="12" meta:paragraph-count="380" meta:word-count="2803" meta:character-count="22011" meta:non-whitespace-character-count="183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